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P2" style:parent-style-name="Normal" style:family="paragraph">
      <style:text-properties fo:language="fr" fo:country="FR"/>
    </style:style>
    <style:style style:name="P3" style:parent-style-name="Normal" style:family="paragraph">
      <style:text-properties fo:language="fr" fo:country="FR"/>
    </style:style>
    <style:style style:name="P4" style:parent-style-name="Normal" style:family="paragraph">
      <style:text-properties fo:language="fr" fo:country="FR"/>
    </style:style>
    <style:style style:name="P5" style:parent-style-name="Normal" style:family="paragraph">
      <style:text-properties fo:language="fr" fo:country="FR"/>
    </style:style>
    <style:style style:name="P6" style:parent-style-name="Normal" style:family="paragraph">
      <style:text-properties fo:language="fr" fo:country="FR"/>
    </style:style>
    <style:style style:name="P7" style:parent-style-name="Normal" style:family="paragraph">
      <style:text-properties fo:language="fr" fo:country="FR"/>
    </style:style>
    <style:style style:name="P8" style:parent-style-name="Normal" style:family="paragraph">
      <style:text-properties fo:language="fr" fo:country="FR"/>
    </style:style>
    <style:style style:name="P9" style:parent-style-name="Normal" style:family="paragraph">
      <style:text-properties fo:language="fr" fo:country="FR"/>
    </style:style>
    <style:style style:name="P10" style:parent-style-name="Normal" style:family="paragraph">
      <style:text-properties fo:language="fr" fo:country="FR"/>
    </style:style>
    <style:style style:name="P11" style:parent-style-name="Normal" style:family="paragraph">
      <style:text-properties fo:language="fr" fo:country="FR"/>
    </style:style>
    <style:style style:name="P12" style:parent-style-name="Normal" style:family="paragraph">
      <style:text-properties fo:language="fr" fo:country="FR"/>
    </style:style>
    <style:style style:name="P13" style:parent-style-name="Normal" style:family="paragraph">
      <style:text-properties fo:language="fr" fo:country="FR"/>
    </style:style>
    <style:style style:name="P14" style:parent-style-name="Normal" style:family="paragraph">
      <style:text-properties fo:language="fr" fo:country="FR"/>
    </style:style>
    <style:style style:name="P15" style:parent-style-name="Normal" style:family="paragraph">
      <style:text-properties fo:language="fr" fo:country="FR"/>
    </style:style>
    <style:style style:name="P16" style:parent-style-name="Normal" style:family="paragraph">
      <style:text-properties fo:language="fr" fo:country="FR"/>
    </style:style>
    <style:style style:name="P17" style:parent-style-name="Normal" style:family="paragraph">
      <style:text-properties fo:language="fr" fo:country="FR"/>
    </style:style>
    <style:style style:name="P18" style:parent-style-name="Normal" style:family="paragraph">
      <style:text-properties fo:language="fr" fo:country="FR"/>
    </style:style>
    <style:style style:name="P19" style:parent-style-name="Normal" style:family="paragraph">
      <style:text-properties fo:language="fr" fo:country="FR"/>
    </style:style>
    <style:style style:name="P20" style:parent-style-name="Normal" style:family="paragraph">
      <style:text-properties fo:language="fr" fo:country="FR"/>
    </style:style>
    <style:style style:name="P21" style:parent-style-name="Normal" style:family="paragraph">
      <style:text-properties fo:language="fr" fo:country="FR"/>
    </style:style>
    <style:style style:name="P22" style:parent-style-name="Normal" style:family="paragraph">
      <style:text-properties fo:language="fr" fo:country="FR"/>
    </style:style>
    <style:style style:name="T23" style:parent-style-name="Policepardéfaut" style:family="text">
      <style:text-properties fo:language="fr" fo:country="FR"/>
    </style:style>
  </office:automatic-styles>
  <office:body>
    <office:text text:use-soft-page-breaks="true">
      <text:p text:style-name="P1">IDRAC (Integrated Dell Remote Access Controller)</text:p>
      <text:p text:style-name="Normal"/>
      <text:p text:style-name="P2">IDRAC est l'acronyme de "Integrated Dell Remote Access Controller", ce qui signifie en français "Contrôleur d'Accès à Distance Intégré Dell". Il s'agit d'une technologie<text:s/>développée par Dell, une entreprise informatique bien connue, qui est utilisée pour la gestion à distance des serveurs et des systèmes informatiques Dell.</text:p>
      <text:p text:style-name="P3"/>
      <text:p text:style-name="P4">Le IDRAC est un composant matériel qui est intégré dans les serveurs Dell et qui permet aux administrateurs système de surveiller, de gérer et de contrôler ces serveurs à distance, même lorsque les serveurs sont éteints ou ne répondent pas. Les fonctionnalités typiques de l'IDRAC incluent la surveillance de l'état matériel, la gestion de l'alimentation, la réinitialisation à distance, l'accès à la console système via une interface web ou une interface en ligne de commande, et bien d'autres fonctionnalités qui facilitent la gestion des serveurs dans un environnement informatique.</text:p>
      <text:p text:style-name="P5"/>
      <text:p text:style-name="P6">Fonctionne en tant que composant matériel intégré dans les serveurs Dell. Il permet une gestion à<text:s/>distance complète de ces serveurs grâce à une combinaison de matériel et de logiciel. Voici comment il fonctionne généralement :</text:p>
      <text:p text:style-name="P7"/>
      <text:p text:style-name="P8">Composant matériel : L'IDRAC est un composant matériel qui est intégré dans le serveur Dell au moment de sa fabrication. Il dispose de son propre processeur, de sa propre mémoire et de sa propre carte réseau dédiée, indépendants du système d'exploitation du serveur.</text:p>
      <text:p text:style-name="P9"/>
      <text:p text:style-name="P10">Accès réseau : L'IDRAC est connecté au réseau, généralement par le biais d'une interface Ethernet dédiée. Cette connexion réseau permet aux administrateurs de se connecter à l'IDRAC à distance.</text:p>
      <text:p text:style-name="P11"/>
      <text:p text:style-name="P12">Interface Web : L'administrateur système peut accéder à l'IDRAC à l'aide d'un navigateur web en entrant l'adresse IP de l'IDRAC dans un navigateur. Cela ouvre une interface web sécurisée à partir de laquelle l'administrateur peut gérer le serveur à distance.</text:p>
      <text:p text:style-name="P13"/>
      <text:p text:style-name="P14">Fonctionnalités de gestion : L'IDRAC offre un large éventail de fonctionnalités de gestion à distance, notamment :</text:p>
      <text:p text:style-name="P15"/>
      <text:p text:style-name="P16">Surveillance de l'état matériel : L'administrateur peut surveiller en temps réel l'état du serveur, y compris les composants matériels tels que les disques durs, les alimentations, les ventilateurs, etc.</text:p>
      <text:p text:style-name="P17">Gestion de<text:s/>l'alimentation : L'administrateur peut allumer, éteindre ou redémarrer le serveur à distance.</text:p>
      <text:p text:style-name="P18">Console virtuelle : L'IDRAC permet l'accès à une console virtuelle, ce qui signifie que l'administrateur peut voir l'écran du serveur et interagir avec lui, même si le système d'exploitation ne répond pas.</text:p>
      <text:soft-page-break/>
      <text:p text:style-name="P19">Réinitialisation à distance : L'administrateur peut effectuer une réinitialisation matérielle du serveur à distance, ce qui peut résoudre certains problèmes sans nécessiter une intervention physique sur le serveur.</text:p>
      <text:p text:style-name="P20">Journal d'événements : L'IDRAC enregistre les événements importants liés au serveur, ce qui permet de suivre les changements et les problèmes potentiels.</text:p>
      <text:p text:style-name="P21">Sécurité : L'IDRAC est généralement sécurisé par des protocoles de chiffrement et des mécanismes d'authentification pour garantir que seuls les utilisateurs autorisés peuvent accéder à distance au serveur.</text:p>
      <text:p text:style-name="P22"/>
      <text:p text:style-name="Normal"><text:span text:style-name="T23">Idrac (dell) est l’équivalent de ilo chez h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F26411</meta:initial-creator>
    <dc:creator>KF26411</dc:creator>
    <meta:creation-date>2024-01-24T09:26:00Z</meta:creation-date>
    <dc:date>2024-01-24T14:59:00Z</dc:date>
    <meta:template xlink:href="Normal.dotm" xlink:type="simple"/>
    <meta:editing-cycles>6</meta:editing-cycles>
    <meta:editing-duration>PT11340S</meta:editing-duration>
    <meta:document-statistic meta:page-count="2" meta:paragraph-count="6" meta:word-count="472" meta:character-count="3160" meta:row-count="22" meta:non-whitespace-character-count="2694"/>
  </office:meta>
</office:document-meta>
</file>